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Normal_5f_CO96-I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Normal_5f_CO96-I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Normal_5f_CO96-I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4" style:family="table-cell" style:parent-style-name="Normal_5f_CO96-I1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5" style:family="table-cell" style:parent-style-name="Normal_5f_CO96-I1" style:data-style-name="N1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Normal_5f_CO96-I1" style:data-style-name="N11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7" style:family="table-cell" style:parent-style-name="Normal_5f_CO96-I1" style:data-style-name="N11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1" table:number-columns-repeated="2" table:default-cell-style-name="ce6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f(X)</text:p>
          </table:table-cell>
          <table:table-cell table:style-name="ce1" office:value-type="string">
            <text:p>F(X)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table:formula="of:=EXP(-0.6)*(0.6^[.A2])/FACT([.A2])" office:value-type="percentage" office:value="0.548811636094027">
            <text:p>54,88%</text:p>
          </table:table-cell>
          <table:table-cell table:style-name="ce5" table:formula="of:=[.B2]" office:value-type="percentage" office:value="0.548811636094027">
            <text:p>54,88%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EXP(-0.6)*(0.6^[.A3])/FACT([.A3])" office:value-type="percentage" office:value="0.329286981656416">
            <text:p>32,93%</text:p>
          </table:table-cell>
          <table:table-cell table:formula="of:=[.C2]+[.B3]" office:value-type="percentage" office:value="0.878098617750442">
            <text:p>87,81%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EXP(-0.6)*(0.6^[.A4])/FACT([.A4])" office:value-type="percentage" office:value="0.0987860944969248">
            <text:p>9,88%</text:p>
          </table:table-cell>
          <table:table-cell table:formula="of:=[.C3]+[.B4]" office:value-type="percentage" office:value="0.976884712247367">
            <text:p>97,69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EXP(-0.6)*(0.6^[.A5])/FACT([.A5])" office:value-type="percentage" office:value="0.019757218899385">
            <text:p>1,98%</text:p>
          </table:table-cell>
          <table:table-cell table:formula="of:=[.C4]+[.B5]" office:value-type="percentage" office:value="0.996641931146752">
            <text:p>99,66%</text:p>
          </table:table-cell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7" table:formula="of:=EXP(-0.6)*(0.6^[.A6])/FACT([.A6])" office:value-type="percentage" office:value="0.00296358283490774">
            <text:p>0,30%</text:p>
          </table:table-cell>
          <table:table-cell table:style-name="ce7" table:formula="of:=[.C5]+[.B6]" office:value-type="percentage" office:value="0.99960551398166">
            <text:p>99,96%</text:p>
          </table:table-cell>
        </table:table-row>
      </table:table>
      <table:named-expressions>
        <table:named-expression table:name="A" table:base-cell-address="$Feuille1.$A$1" table:expression=""/>
        <table:named-expression table:name="B" table:base-cell-address="$Feuille1.$A$1" table:expression=""/>
        <table:named-expression table:name="Beta" table:base-cell-address="$Feuille1.$A$1" table:expression=""/>
        <table:named-expression table:name="BI" table:base-cell-address="$Feuille1.$A$1" table:expression=""/>
        <table:named-expression table:name="BS" table:base-cell-address="$Feuille1.$A$1" table:expression=""/>
        <table:named-expression table:name="Ccadm" table:base-cell-address="$Feuille1.$A$1" table:expression=""/>
        <table:named-expression table:name="CCom" table:base-cell-address="$Feuille1.$A$1" table:expression=""/>
        <table:named-expression table:name="Centre" table:base-cell-address="$Feuille1.$A$1" table:expression=""/>
        <table:named-expression table:name="CentreY" table:base-cell-address="$Feuille1.$A$1" table:expression=""/>
        <table:named-expression table:name="coefa" table:base-cell-address="$Feuille1.$A$1" table:expression=""/>
        <table:named-expression table:name="coefb" table:base-cell-address="$Feuille1.$A$1" table:expression=""/>
        <table:named-expression table:name="Conso" table:base-cell-address="$Feuille1.$A$1" table:expression=""/>
        <table:named-expression table:name="CovXY" table:base-cell-address="$Feuille1.$A$1" table:expression=""/>
        <table:named-expression table:name="CumNTi" table:base-cell-address="$Feuille1.$A$1" table:expression=""/>
        <table:named-expression table:name="Délai" table:base-cell-address="$Feuille1.$A$1" table:expression=""/>
        <table:named-expression table:name="DNTic" table:base-cell-address="$Feuille1.$A$1" table:expression=""/>
        <table:named-expression table:name="DTi" table:base-cell-address="$Feuille1.$A$1" table:expression=""/>
        <table:named-expression table:name="Ec" table:base-cell-address="$Feuille1.$A$1" table:expression=""/>
        <table:named-expression table:name="EcX" table:base-cell-address="$Feuille1.$A$1" table:expression=""/>
        <table:named-expression table:name="EcY" table:base-cell-address="$Feuille1.$A$1" table:expression=""/>
        <table:named-expression table:name="Eta" table:base-cell-address="$Feuille1.$A$1" table:expression=""/>
        <table:named-expression table:name="FexpTi" table:base-cell-address="$Feuille1.$A$1" table:expression=""/>
        <table:named-expression table:name="Fréquences__Fi" table:base-cell-address="$Feuille1.$A$1" table:expression=""/>
        <table:named-expression table:name="Gama" table:base-cell-address="$Feuille1.$A$1" table:expression=""/>
        <table:named-range table:name="K_1" table:base-cell-address="$Feuille1.$A$1" table:cell-range-address="$Feuille1.$I$29:.$I$44"/>
        <table:named-expression table:name="k" table:base-cell-address="$Feuille1.$A$1" table:expression=""/>
        <table:named-expression table:name="M" table:base-cell-address="$Feuille1.$A$1" table:expression=""/>
        <table:named-expression table:name="Moy" table:base-cell-address="$Feuille1.$A$1" table:expression=""/>
        <table:named-expression table:name="MoyT" table:base-cell-address="$Feuille1.$A$1" table:expression=""/>
        <table:named-expression table:name="MoyX" table:base-cell-address="$Feuille1.$A$1" table:expression=""/>
        <table:named-expression table:name="MoyY" table:base-cell-address="$Feuille1.$A$1" table:expression=""/>
        <table:named-expression table:name="MoyYT" table:base-cell-address="$Feuille1.$A$1" table:expression=""/>
        <table:named-expression table:name="My1" table:base-cell-address="$Feuille1.$A$1" table:expression=""/>
        <table:named-expression table:name="My2" table:base-cell-address="$Feuille1.$A$1" table:expression=""/>
        <table:named-range table:name="N_1" table:base-cell-address="$Feuille1.$A$1" table:cell-range-address="$Feuille1.$N$28"/>
        <table:named-expression table:name="N" table:base-cell-address="$Feuille1.$A$1" table:expression=""/>
        <table:named-expression table:name="NbX" table:base-cell-address="$Feuille1.$A$1" table:expression=""/>
        <table:named-expression table:name="NbY" table:base-cell-address="$Feuille1.$A$1" table:expression=""/>
        <table:named-expression table:name="Ncomp" table:base-cell-address="$Feuille1.$A$1" table:expression=""/>
        <table:named-expression table:name="Nech" table:base-cell-address="$Feuille1.$A$1" table:expression=""/>
        <table:named-range table:name="P" table:base-cell-address="$Feuille1.$A$1" table:cell-range-address="$Feuille1.$O$28"/>
        <table:named-expression table:name="Pas" table:base-cell-address="$Feuille1.$A$1" table:expression=""/>
        <table:named-expression table:name="PasY" table:base-cell-address="$Feuille1.$A$1" table:expression=""/>
        <table:named-expression table:name="Pe" table:base-cell-address="$Feuille1.$A$1" table:expression=""/>
        <table:named-expression table:name="Pénal" table:base-cell-address="$Feuille1.$A$1" table:expression=""/>
        <table:named-expression table:name="Pl_Val" table:base-cell-address="$Feuille1.$A$1" table:expression=""/>
        <table:named-expression table:name="Pl_Val2" table:base-cell-address="$Feuille1.$A$1" table:expression=""/>
        <table:named-expression table:name="Prix" table:base-cell-address="$Feuille1.$A$1" table:expression=""/>
        <table:named-expression table:name="Pu" table:base-cell-address="$Feuille1.$A$1" table:expression=""/>
        <table:named-expression table:name="Qte" table:base-cell-address="$Feuille1.$A$1" table:expression=""/>
        <table:named-expression table:name="R" table:base-cell-address="$Feuille1.$A$1" table:expression=""/>
        <table:named-expression table:name="S" table:base-cell-address="$Feuille1.$A$1" table:expression=""/>
        <table:named-expression table:name="Sech" table:base-cell-address="$Feuille1.$A$1" table:expression=""/>
        <table:named-expression table:name="Seuil" table:base-cell-address="$Feuille1.$A$1" table:expression=""/>
        <table:named-expression table:name="SeuilDEchet" table:base-cell-address="$Feuille1.$A$1" table:expression=""/>
        <table:named-expression table:name="SomTi" table:base-cell-address="$Feuille1.$A$1" table:expression=""/>
        <table:named-expression table:name="SomTi2" table:base-cell-address="$Feuille1.$A$1" table:expression=""/>
        <table:named-expression table:name="SomXY" table:base-cell-address="$Feuille1.$A$1" table:expression=""/>
        <table:named-expression table:name="SomYTi" table:base-cell-address="$Feuille1.$A$1" table:expression=""/>
        <table:named-expression table:name="SomYTi2" table:base-cell-address="$Feuille1.$A$1" table:expression=""/>
        <table:named-expression table:name="SPop" table:base-cell-address="$Feuille1.$A$1" table:expression=""/>
        <table:named-expression table:name="Taux" table:base-cell-address="$Feuille1.$A$1" table:expression=""/>
        <table:named-expression table:name="Ti" table:base-cell-address="$Feuille1.$A$1" table:expression=""/>
        <table:named-expression table:name="Ti2" table:base-cell-address="$Feuille1.$A$1" table:expression=""/>
        <table:named-expression table:name="TpsTi" table:base-cell-address="$Feuille1.$A$1" table:expression=""/>
        <table:named-expression table:name="TpsTic" table:base-cell-address="$Feuille1.$A$1" table:expression=""/>
        <table:named-expression table:name="VarT" table:base-cell-address="$Feuille1.$A$1" table:expression=""/>
        <table:named-expression table:name="VarX" table:base-cell-address="$Feuille1.$A$1" table:expression=""/>
        <table:named-expression table:name="VarY" table:base-cell-address="$Feuille1.$A$1" table:expression=""/>
        <table:named-expression table:name="VarYT" table:base-cell-address="$Feuille1.$A$1" table:expression=""/>
        <table:named-expression table:name="Xi" table:base-cell-address="$Feuille1.$A$1" table:expression=""/>
        <table:named-expression table:name="Yi" table:base-cell-address="$Feuille1.$A$1" table:expression=""/>
        <table:named-expression table:name="YTi" table:base-cell-address="$Feuille1.$A$1" table:expression=""/>
        <table:named-expression table:name="YTi2" table:base-cell-address="$Feuille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F </number:text>
    </number:number-style>
    <number:number-style style:name="N123P1" style:volatile="true">
      <number:text>-</number:text>
      <number:number number:decimal-places="0" number:min-integer-digits="1" number:grouping="true"/>
      <number:text> F </number:text>
    </number:number-style>
    <number:number-style style:name="N123P2" style:volatile="true">
      <number:text> - F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F </number:text>
    </number:number-style>
    <number:number-style style:name="N125P1" style:volatile="true">
      <number:text>-</number:text>
      <number:number number:decimal-places="2" number:min-integer-digits="1" number:grouping="true"/>
      <number:text> F </number:text>
    </number:number-style>
    <number:number-style style:name="N125P2" style:volatile="true">
      <number:text> -</number:text>
      <number:number number:decimal-places="0" number:min-integer-digits="0"/>
      <number:text> F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SFr. </number:text>
      <number:number number:decimal-places="0" number:min-integer-digits="1" number:grouping="true"/>
    </number:number-style>
    <number:number-style style:name="N127">
      <number:text>SFr.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 </number:text>
      <number:number number:decimal-places="0" number:min-integer-digits="1" number:grouping="true"/>
    </number:number-style>
    <number:number-style style:name="N128">
      <style:text-properties fo:color="#ff0000"/>
      <number:text>SFr. 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SFr. </number:text>
      <number:number number:decimal-places="2" number:min-integer-digits="1" number:grouping="true"/>
    </number:number-style>
    <number:number-style style:name="N129">
      <number:text>SFr. 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SFr. </number:text>
      <number:number number:decimal-places="2" number:min-integer-digits="1" number:grouping="true"/>
    </number:number-style>
    <number:number-style style:name="N130">
      <style:text-properties fo:color="#ff0000"/>
      <number:text>SFr.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integer-digits="1" number:grouping="true"/>
    </number:number-style>
    <number:number-style style:name="N135">
      <number:text>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</number:number-style>
    <number:number-style style:name="N137">
      <number:text>-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integer-digits="1" number:grouping="true"/>
      <style:map style:condition="value()&gt;=0" style:apply-style-name="N138P0"/>
    </number:number-style>
    <number:number-style style:name="N139">
      <number:number number:decimal-places="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11" number:min-integer-digits="1"/>
    </number:number-style>
    <number:number-style style:name="N142">
      <number:number number:decimal-places="12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percentage-style style:name="N150">
      <number:number number:decimal-places="1" number:min-integer-digits="1"/>
      <number:text>%</number:text>
    </number:percentage-style>
    <number:number-style style:name="N151P0" style:volatile="true">
      <number:number number:decimal-places="0" number:min-integer-digits="1" number:grouping="true"/>
      <number:text>   </number:text>
    </number:number-style>
    <number:number-style style:name="N151">
      <number:text>-</number:text>
      <number:number number:decimal-places="0" number:min-integer-digits="1" number:grouping="true"/>
      <number:text>   </number:text>
      <style:map style:condition="value()&gt;=0" style:apply-style-name="N151P0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Times New Roman" style:font-name-complex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96-I1" style:display-name="Normal_CO96-I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847cm"/>
      </style:header-style>
      <style:footer-style>
        <style:header-footer-properties svg:height="0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6">06/12/2009</text:date>, <text:time>11:0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TS2-01" style:display-name="PageStyle_BTS2-01" style:page-layout-name="Mpm3">
      <style:header>
        <style:region-left>
          <text:p><text:span text:style-name="MT1">COLLE BTS 2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date style:data-style-name="N2" text:date-value="2009-12-06">06/12/2009</text:date></text:span></text:p>
        </style:region-right>
      </style:header>
      <style:header-left style:display="false">
        <style:region-left>
          <text:p><text:span text:style-name="MT1">COLLE BTS 2</text:span></text:p>
        </style:region-left>
        <style:region-center>
          <text:p><text:span text:style-name="MT1"><text:s/></text:span></text:p>
        </style:region-center>
        <style:region-right>
          <text:p><text:span text:style-name="MT1"><text:date style:data-style-name="N2" text:date-value="2009-12-06">06/12/2009</text:date></text:span></text:p>
        </style:region-right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2-06T11:03:20.59</dc:date>
    <dc:creator>Franck OURION</dc:creator>
    <meta:editing-duration>PT00H00M11S</meta:editing-duration>
    <meta:editing-cycles>1</meta:editing-cycles>
    <meta:document-statistic meta:table-count="1" meta:cell-count="18" meta:object-count="0"/>
    <meta:generator>OpenOffice.org/3.1$Win32 OpenOffice.org_project/310m19$Build-9420</meta:generator>
  </office:meta>
</office:document-meta>
</file>